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P8" style:family="paragraph" style:parent-style-name="Standard">
      <style:paragraph-properties fo:text-align="justify" style:justify-single-word="false"/>
      <style:text-properties fo:language="en" fo:country="US" officeooo:rsid="000be2ff" officeooo:paragraph-rsid="000be2ff"/>
    </style:style>
    <style:style style:name="P9" style:family="paragraph" style:parent-style-name="Standard">
      <style:paragraph-properties fo:text-align="justify" style:justify-single-word="false"/>
      <style:text-properties fo:language="en" fo:country="US" officeooo:rsid="000cc55e" officeooo:paragraph-rsid="000cc55e"/>
    </style:style>
    <style:style style:name="P10" style:family="paragraph" style:parent-style-name="Standard">
      <style:paragraph-properties fo:text-align="justify" style:justify-single-word="false"/>
      <style:text-properties fo:language="en" fo:country="US" officeooo:rsid="000d040b" officeooo:paragraph-rsid="000d040b"/>
    </style:style>
    <style:style style:name="P11" style:family="paragraph" style:parent-style-name="Standard">
      <style:paragraph-properties fo:text-align="justify" style:justify-single-word="false"/>
      <style:text-properties fo:language="en" fo:country="US" officeooo:rsid="000d4a81" officeooo:paragraph-rsid="000d4a81"/>
    </style:style>
    <style:style style:name="P12" style:family="paragraph" style:parent-style-name="Standard">
      <style:paragraph-properties fo:text-align="justify" style:justify-single-word="false"/>
      <style:text-properties fo:language="en" fo:country="US" officeooo:rsid="000f1126" officeooo:paragraph-rsid="000f1126"/>
    </style:style>
    <style:style style:name="P13" style:family="paragraph" style:parent-style-name="Standard">
      <style:paragraph-properties fo:text-align="justify" style:justify-single-word="false"/>
      <style:text-properties fo:language="en" fo:country="US" officeooo:rsid="0010b0e3" officeooo:paragraph-rsid="0010b0e3"/>
    </style:style>
    <style:style style:name="P14" style:family="paragraph" style:parent-style-name="Standard">
      <style:paragraph-properties fo:text-align="justify" style:justify-single-word="false"/>
      <style:text-properties fo:language="en" fo:country="US" fo:font-style="normal" officeooo:rsid="000f1126" officeooo:paragraph-rsid="000f1126" style:font-style-asian="normal" style:font-style-complex="normal"/>
    </style:style>
    <style:style style:name="P15" style:family="paragraph" style:parent-style-name="Standard">
      <style:paragraph-properties fo:text-align="justify" style:justify-single-word="false"/>
      <style:text-properties fo:language="en" fo:country="US" officeooo:rsid="0012c7e5" officeooo:paragraph-rsid="0012c7e5"/>
    </style:style>
    <style:style style:name="P16" style:family="paragraph" style:parent-style-name="Standard">
      <style:paragraph-properties fo:text-align="justify" style:justify-single-word="false"/>
      <style:text-properties fo:language="en" fo:country="US" officeooo:rsid="001352a3" officeooo:paragraph-rsid="001352a3"/>
    </style:style>
    <style:style style:name="P17" style:family="paragraph" style:parent-style-name="Standard">
      <style:paragraph-properties fo:text-align="justify" style:justify-single-word="false"/>
      <style:text-properties officeooo:rsid="001352a3" officeooo:paragraph-rsid="001352a3"/>
    </style:style>
    <style:style style:name="P18" style:family="paragraph" style:parent-style-name="Standard">
      <style:paragraph-properties fo:text-align="justify" style:justify-single-word="false"/>
      <style:text-properties officeooo:paragraph-rsid="001352a3"/>
    </style:style>
    <style:style style:name="P19" style:family="paragraph" style:parent-style-name="Standard">
      <style:paragraph-properties fo:text-align="justify" style:justify-single-word="false"/>
      <style:text-properties officeooo:rsid="00144912" officeooo:paragraph-rsid="00144912"/>
    </style:style>
    <style:style style:name="P20" style:family="paragraph" style:parent-style-name="Standard">
      <style:paragraph-properties fo:text-align="justify" style:justify-single-word="false"/>
      <style:text-properties officeooo:rsid="00144912" officeooo:paragraph-rsid="0016140f"/>
    </style:style>
    <style:style style:name="P21" style:family="paragraph" style:parent-style-name="Standard">
      <style:paragraph-properties fo:text-align="justify" style:justify-single-word="false"/>
      <style:text-properties officeooo:rsid="0016140f" officeooo:paragraph-rsid="0016140f"/>
    </style:style>
    <style:style style:name="P22" style:family="paragraph" style:parent-style-name="Standard">
      <style:paragraph-properties fo:text-align="justify" style:justify-single-word="false"/>
      <style:text-properties fo:language="en" fo:country="US" fo:font-style="normal" officeooo:rsid="0016140f" officeooo:paragraph-rsid="0016140f" style:font-style-asian="normal" style:font-style-complex="normal"/>
    </style:style>
    <style:style style:name="P23" style:family="paragraph" style:parent-style-name="Standard">
      <style:paragraph-properties fo:text-align="justify" style:justify-single-word="false"/>
      <style:text-properties fo:language="en" fo:country="US" fo:font-style="normal" officeooo:rsid="0017905b" officeooo:paragraph-rsid="0017905b"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italic" officeooo:rsid="000cc55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83dc" style:font-style-asian="normal" style:font-style-complex="normal"/>
    </style:style>
    <style:style style:name="T6" style:family="text">
      <style:text-properties fo:font-style="normal" officeooo:rsid="000b8d37" style:font-style-asian="normal" style:font-style-complex="normal"/>
    </style:style>
    <style:style style:name="T7" style:family="text">
      <style:text-properties fo:font-style="normal" officeooo:rsid="000bd928" style:font-style-asian="normal" style:font-style-complex="normal"/>
    </style:style>
    <style:style style:name="T8" style:family="text">
      <style:text-properties fo:font-style="normal" officeooo:rsid="000be2ff" style:font-style-asian="normal" style:font-style-complex="normal"/>
    </style:style>
    <style:style style:name="T9" style:family="text">
      <style:text-properties fo:font-style="normal" officeooo:rsid="000cc55e" style:font-style-asian="normal" style:font-style-complex="normal"/>
    </style:style>
    <style:style style:name="T10" style:family="text">
      <style:text-properties fo:font-style="normal" officeooo:rsid="000d4a81" style:font-style-asian="normal" style:font-style-complex="normal"/>
    </style:style>
    <style:style style:name="T11" style:family="text">
      <style:text-properties fo:font-style="normal" officeooo:rsid="000f04a6" style:font-style-asian="normal" style:font-style-complex="normal"/>
    </style:style>
    <style:style style:name="T12" style:family="text">
      <style:text-properties fo:font-style="normal" officeooo:rsid="000f1126" style:font-style-asian="normal" style:font-style-complex="normal"/>
    </style:style>
    <style:style style:name="T13" style:family="text">
      <style:text-properties fo:font-style="normal" officeooo:rsid="0011e063" style:font-style-asian="normal" style:font-style-complex="normal"/>
    </style:style>
    <style:style style:name="T14" style:family="text">
      <style:text-properties fo:font-style="normal" officeooo:rsid="001352a3" style:font-style-asian="normal" style:font-style-complex="normal"/>
    </style:style>
    <style:style style:name="T15" style:family="text">
      <style:text-properties officeooo:rsid="00088ceb"/>
    </style:style>
    <style:style style:name="T16" style:family="text">
      <style:text-properties officeooo:rsid="000a22dc"/>
    </style:style>
    <style:style style:name="T17" style:family="text">
      <style:text-properties fo:language="en" fo:country="US"/>
    </style:style>
    <style:style style:name="T18" style:family="text">
      <style:text-properties fo:language="en" fo:country="US" officeooo:rsid="001352a3"/>
    </style:style>
    <style:style style:name="T19" style:family="text">
      <style:text-properties fo:language="en" fo:country="US" officeooo:rsid="00144912"/>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officeooo:rsid="00144912" style:font-style-asian="italic" style:font-style-complex="italic"/>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144912" style:font-style-asian="normal" style:font-style-complex="normal"/>
    </style:style>
    <style:style style:name="T24" style:family="text">
      <style:text-properties fo:language="en" fo:country="US" fo:font-style="normal" officeooo:rsid="0016140f" style:font-style-asian="normal" style:font-style-complex="normal"/>
    </style:style>
    <style:style style:name="T25" style:family="text">
      <style:text-properties officeooo:rsid="001790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4">,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15">Europeans willing to engage in agriculture and home manufacturing to emigrate, and discuraged those with dreams of English-like industrialization.</text:span><text:span text:style-name="T15"><text:note text:id="ftn1"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2"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16">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16"><text:note text:id="ftn3"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4"> in August 1764: “Some beautiful samples of the cotton manufactures, now carried on at Philadelphia, have been lately imported and greatly admired.” </text:span><text:span text:style-name="T5">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5"> </text:span><text:span text:style-name="T2">Chronicle</text:span><text:span text:style-name="T5">,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5"><text:note text:id="ftn4" text:note-class="footnote"><text:note-citation>4</text:note-citation><text:note-body><text:p text:style-name="Footnote"/></text:note-body></text:note></text:span></text:p>
      <text:p text:style-name="P6"/>
      <text:p text:style-name="P7"><text:span text:style-name="T4">I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6">sought to ease English fears that the development of industry in America would result in colonial industrial self-sufficiency and loss of market share for English manufacturers. </text:span><text:span text:style-name="T7">Britain had no reason to fear that its colonies would become its industrial competitors because manufacturing depended on cheap labor. Men turned to such grueling and low-paying jobs only when agricultural opportunities were exhausted. Restricting the development of industry in North America was unnecessary because “Labour will never be cheap here,” as no land shortage could be anticipated in the foreseeable future. In 1764, shortly after the conclusion of the French and Indian War, Franklin turned to mockery to protest the British restriction of American industrial development. Writing to the Englishman Peter Collinson, a close scientific associate, he reported the “discovery” of a </text:span><text:soft-page-break/><text:span text:style-name="T7">beach in which all the pebbles were “in the form of buttons, whence it is called Button Mould Bay.” Alas, Franklin would not disclose the location of this magic beach” “lest some Englishman get a Patent for his Button-mine as one did for the Coal mine at Louisburgh, and by neither suffering others to work it, not working it himself, deprive us of the Advantage Good and Nature seem to have intended us. As we have now got Buttons, </text:span><text:span text:style-name="T8">'</text:span><text:span text:style-name="T7">tis something towards our Clothing; and who knows nut in time we may find out where to get Cloth?” Turning serious, Franklin argued that it was “Folly to expect” that “your little Island” would continue to be the sole supplier of the rapidly growing North American colonial consumer market. “Nature has put Bounds to your Abilities, tho' none to your Desires. Britain would, if she could, </text:span><text:span text:style-name="T8">manufacture and trade for all the World; England for all Britain; London for all England; and every Londoner for all London. So selfish is the human Mind!”</text:span><text:span text:style-name="T8"><text:note text:id="ftn5" text:note-class="footnote"><text:note-citation>5</text:note-citation><text:note-body><text:p text:style-name="Footnote"/></text:note-body></text:note></text:span><text:span text:style-name="T8"> A Few years later, while representing the colonies in London, Franklin warned that attempts of the metropolis to restrict colonial economic growth might backfire. The regulations would undermine the colonies' meteoric demographic boom, thereby checking American demand for British manufactures. It was in the interest of the Empire to allow its colonies to import the industrial technology of the mother country. Rather than rejecting European political economy on account of the tyranny and social polarization it generated, Franklin believed that the future development of North America depended on its ability to acquire and apply European industrial know-how. He was wholly committed to the ethos of technological emulation.</text:span><text:span text:style-name="T8"><text:note text:id="ftn6" text:note-class="footnote"><text:note-citation>6</text:note-citation><text:note-body><text:p text:style-name="Footnote"/></text:note-body></text:note></text:span></text:p>
      <text:p text:style-name="P7"/>
      <text:p text:style-name="P8"><text:span text:style-name="T4">Franklin distinguished between the piracy of innovations by individuals belonging to the same jurisdictions and the diffusion of technology across jurisdictional boundaries. In taking over the </text:span><text:span text:style-name="T1">Pennsylvania Gazette</text:span><text:span text:style-name="T4"> in 1729 he set out to communicate and advertise innovations that “may contribute either to the Improvement of our present Manufactures, or towards the Invention of new Ones.” In 1743, in arguing for the establishment of an Association for the Promotion of Knowledge in Philadelphia, he wrote that “many useful Particular remain uncommunicated, die with the Discoverers and are lost to Mankind.” The proposed association set out to facilitate comunication about, among other </text:span><text:span text:style-name="T9">things, “New Mechanical Inventions for saving Labour.” Franklin's past as a printer conditioned him to think of information in such a manner. American newspapers, including his </text:span><text:span text:style-name="T3">Pennsylvania Gazette</text:span><text:span text:style-name="T9">, routinely reprinted news stories from European papers without acknowledging the sources. The need to circulate information in the colonial setting superseded all notions of intellectual property.</text:span><text:span text:style-name="T9"><text:note text:id="ftn7" text:note-class="footnote"><text:note-citation>7</text:note-citation><text:note-body><text:p text:style-name="Footnote"/></text:note-body></text:note></text:span></text:p>
      <text:p text:style-name="P8"/>
      <text:p text:style-name="P9"><text:span text:style-name="T4">Franklin backed up his rhetoric with action in favor <text:s/>of free dissemination of technology. In 1740 Franklin designed a woodburning stove that was supposed to fit inside a fireplace. The new design consumed far less wood and generated more heat than existing stoves. The governor of Pennsylvania offered Franklin exclusive rights to sell the stove he developed provided he registered it as a patent. For ideological reasons Franklin declined to capitalize on his invention. </text:span><text:span text:style-name="T1">“As we enjoy great Advantages from the Inventions of others,”</text:span><text:span text:style-name="T4"> he explained, “</text:span><text:span text:style-name="T1">we should be glab of an Opportunity to serve others by any Invention of ours, and this we should do freely and generously.”</text:span><text:span text:style-name="T4"> He went on to publish a detailed sketch of his invention in 1744. Franklin, who dedicated his retirement years to appearing as a generous-minded gentleman, could afford such largess, but a London artisan who, as Franklin later learned, patented the stove and made “a little Fortune by it” abused his generosity. This episode he conclude in his autobiography, was “not the only Instance of Patents taken out for my Inventions by others... which I never contested, as having no Desire of profiting by Patents my self, and hating Disputes.”</text:span><text:span text:style-name="T4"><text:note text:id="ftn8" text:note-class="footnote"><text:note-citation>8</text:note-citation><text:note-body><text:p text:style-name="Footnote"/></text:note-body></text:note></text:span></text:p>
      <text:p text:style-name="P9"/>
      <text:p text:style-name="P10"><text:span text:style-name="T4">Like many eighteenth-century intellectuals, Franklin did no draw a clear distinction between science </text:span><text:soft-page-break/><text:span text:style-name="T4">and technology. Proud of the practical applications of his discoveries, he saw technology as a derivate of science. Just as the international exchange among scientists advanced science everywhere, so would the dissemination of technological know-how encourage mechanical improvements in every nation. “The rapid progress true Science now makes,” he wrote in 1780, “occasions my regretting sometimes I was born so soon.” He fantasized about a future when technological advances would free man from gravity and cure all illnesses, and </text:span><text:span text:style-name="T10">when agriculture would demand less labor and double its productivity. National and geographical boundaries played no role in this vision. Science through technology was the medium through which Franklin expected universal social and moral improvement.</text:span><text:span text:style-name="T10"><text:note text:id="ftn9" text:note-class="footnote"><text:note-citation>9</text:note-citation><text:note-body><text:p text:style-name="Footnote"/></text:note-body></text:note></text:span></text:p>
      <text:p text:style-name="P10"/>
      <text:p text:style-name="P11"><text:span text:style-name="T4">Franklin could afford to declare: “I have no private Interest in the Reception of my Inventions by the World, having never made nor proposed to make the least Profit by any of them.” After all, by the time he was forty-two years old he was rich enough to retire and dev</text:span><text:span text:style-name="T11">ote himself to political and intellectual pursuits. Yet Franklin recognized that most inventors were not in his position and that in order to encourage innovation, societies ought to reward individual inventors. Widespread access to mechanical improvements, then, must not come at the expense of appropriate compensation for the inventor. He bemoaned the plight of inventors who met much scorn and doubt when they published the products of their genius. “There are everywhere a number of people,” he explained, “who being totally destitute of inventive faculty themselves, do not readily conceive </text:span><text:span text:style-name="T12">that others may possess it.” Most men considered <text:s/>inventors to be pretenders who pirated their inventions “from some other country or from some book.” The failures of inventors exposed them “to general ridicule and contempt.” When they succeeded, the received no reward and recognition, but must endure “envy, robbery, and abuse.” His sympathy for the plight of inventors notwithstanding, Franklin continued to believe that inventions and discoveries should be recorded and disseminated. Much of what was known in antiquity, he wrote, had been lost because printing technology was unavailable. In our time “the knowledge of small matters being presrv'd, gives the Hint that is sometimes the Occasion of great Discoveries, perhaps Ages after.”</text:span><text:span text:style-name="T12"><text:note text:id="ftn10" text:note-class="footnote"><text:note-citation>10</text:note-citation><text:note-body><text:p text:style-name="Footnote"/></text:note-body></text:note></text:span></text:p>
      <text:p text:style-name="P11"/>
      <text:p text:style-name="P14">Franklin's approach to the question of the physical boundaries of intellectual property embodied conflicting strands. On the one hand, he favored universal access to mechanical information and had renounced possible rewards for his own inventions. On the other hand be recognized the need to reward inventors for their efforts. He campaigned against the English attempts to suffocate infant American manufacturing even though the republican ideology he subscribe to associated industrialization with social and moral degeneracy. He feared that the technological backwardness of the United States was undermining the peace and prosperity of the young nation, and championed the development of local industry. At the same time, he criticized the social consequences of English industrialization and believed that an agricultural economy could protect North America from following in the footsteps of the corrupt and unjust Hanoverian monarchy. These conflicting approaches came to a head in the debate over immigration.</text:p>
      <text:p text:style-name="P12"/>
      <text:p text:style-name="P13"><text:span text:style-name="T4">For most of the colonial period, official British policy encouraged raiding continental Europoe for migrants to North America. Parliament and the crown allocated substantial sums to assist Protestant refugees. Alarmed by the outflow of people, every eighteenth century European government enacted anti-emigration laws. Unfavorable traveler's accounts were published to discourage those who migth consider moving to North America. One such tract warned prospective migrants that economic distress often forced German immigrants to “give away their minor children” who “never see or meet their fathers, mothers, brothers, or sisters again.” Those who “suffer themselves to be persuaded and enticed away by the man-thieves,” it cried, would join the miserable and wretched life of other German </text:span><text:soft-page-break/><text:span text:style-name="T4">immigrants. In Germany, rulers required that emigrants get permission to leave and demanded payment for the right to be free of feudal lords. These efforts failed to stem the tide, as some 125.000 German immigrants came to North America in the eighteenth century.</text:span><text:span text:style-name="T4"><text:note text:id="ftn11" text:note-class="footnote"><text:note-citation>11</text:note-citation><text:note-body><text:p text:style-name="Footnote"/></text:note-body></text:note></text:span></text:p>
      <text:p text:style-name="P13"/>
      <text:p text:style-name="P13"><text:span text:style-name="T4">From the British perspective, the restrictions on the migration of skilled artisans which had been on the books since the late seventeenth century applied only to artisans moving to foreign countries. Since the colonies were considered an integral part of the Empire, there were no constitutional grounds to prevent English artisans from settling in America. Yet, the crown and Parliament realized that allowing the colonies to develop their industrial technology could undermine the foundations of the mercantile arrangement. Parliament began in 1718 to pass legislation to curb the migration of artisans to the colonies. The centrality of workers to technology diffusion meant that unless the migration of skilled artisans was halted, British efforts to check colonial industrial development were doomed.</text:span><text:span text:style-name="T4"><text:note text:id="ftn12" text:note-class="footnote"><text:note-citation>12</text:note-citation><text:note-body><text:p text:style-name="Footnote"/></text:note-body></text:note></text:span></text:p>
      <text:p text:style-name="P13"/>
      <text:p text:style-name="P13"><text:span text:style-name="T4">Technological breakthroughs in Britain coincided with the rising tensions between the colonies and the metropolis. James Hargreaves's spinning jenny and Richard Arkwright's water frame, developed and patented in the late 1760s, signaled the new age of industrial innovation just after the 1763 </text:span><text:span text:style-name="T13">Peace of Paris, which concluded the French and Indian War, cemented England's position as the dominant European power and simultaneously marked the beginning of the conflict between Parliament and the North American colonies.</text:span><text:span text:style-name="T13"><text:note text:id="ftn13" text:note-class="footnote"><text:note-citation>13</text:note-citation><text:note-body><text:p text:style-name="Footnote"/></text:note-body></text:note></text:span><text:span text:style-name="T13"> And as the metropolis and peripheries evolved from complementary parts of a single whole into political adversaries, British writers and politicians began to question the wisdom of allowing emigration. English writers recognized that England had reached its dominant industrial position largely because it had managed to entice foreign workers to immigrate. Robert Wallace, for example, writing 1764, attributed Britain's powerful international standing to its absorption of skilled French immigrants. The Protestant artisans expelled by Louis XIV “made a prodigious addition to the trade and manufactures of England, and was to France such an error in politicks, that it will probably never recover.” He urged the crown not allow this patters to repeat itself in its relations with its North American colonies. Some unfavorable travelers' accounts were published to discourage migration. A reverend who had sojourned in the middle colonies in 1759-60 announced that while he had found a certain degree of happiness, the idea that the heart of the British Empire was moving westward “was illusory and fallacious.”</text:span><text:span text:style-name="T13"><text:note text:id="ftn14" text:note-class="footnote"><text:note-citation>14</text:note-citation><text:note-body><text:p text:style-name="Footnote"/></text:note-body></text:note></text:span></text:p>
      <text:p text:style-name="P13"/>
      <text:p text:style-name="P15"><text:span text:style-name="T13">O</text:span><text:span text:style-name="T4">n the political front, the earl of Hillsborough, who in 1763 became the president of the Board of Trade and in 1768 the secretary of state for the colonies, set out to stop emigration to America. </text:span><text:span text:style-name="T14">Hillsborough was obsessed with depopulation of the countryside. The owner of nearly 100.000 acres of agricultural land in Ireland, Hillsborough worried about losing cheap labor to America. Others in London were less concerned with the departure of farm workers and more with maintaining the division of economic roles between the colonies and the metropolis. One English writer, for example, opposed the Stamp Act because it was a general that assured continued employment and prosperity in the British Isles. He werned that “we daily see many of our Manufacturers and useful People getting on that side of the Water.” Thus the most prudent policy was not taxing the colonists, but “to favor their Industry in every Way but manufacturing, and securing to ourselves the Fruits thereof, by furnishing them elsewhere.2 By the early 1770s, some Englishmen feared, as one Yorkshire writer warned, that unless something was done “England will really be drained of multitudes of mechanics of all sorts.”</text:span><text:span text:style-name="T14"><text:note text:id="ftn15" text:note-class="footnote"><text:note-citation>15</text:note-citation><text:note-body><text:p text:style-name="Footnote"/></text:note-body></text:note></text:span></text:p>
      <text:p text:style-name="P16"/>
      <text:p text:style-name="P18"><text:soft-page-break/><text:span text:style-name="T18">As the debate over the imperial crisis intensified, discussion in Parliament in November 1773 centered on the problem of emigration. Fears that emigrants from continental Europe fueled separatist tendencies in the colonies led the ministry to issue and order in council forbidding all naturalization of such emigrants. As to emigration from the British Isles, instead of passing an act to restrict it, Parliament undertook to examine the phenomenon. The resulting study concluded that England was rapidly losing men of skill to the colonies.</text:span><text:span text:style-name="T18"><text:note text:id="ftn16" text:note-class="footnote"><text:note-citation>16</text:note-citation><text:note-body><text:p text:style-name="Footnote"/></text:note-body></text:note></text:span><text:span text:style-name="T18"> Restrictionist sentiment intensified. Josiah Child wrote in 1775 that because wool is the foundation of the English riches, all possible means ought to be used to keep it “within our own kingdom,” and he hoped Parliament will artisans and their machinery. After fighting between the colonies and Britain erupted, the lord advocate of Scotland, Henry Dundas, ordered his port authorities not to give clearance to vessels suspected of carrying emigrants to the rebellious colonies.</text:span><text:span text:style-name="T18"><text:note text:id="ftn17" text:note-class="footnote"><text:note-citation>17</text:note-citation><text:note-body><text:p text:style-name="Footnote"/></text:note-body></text:note></text:span></text:p>
      <text:p text:style-name="P18"/>
      <text:p text:style-name="P17"><text:span text:style-name="T17">Franklin participated in the debates over emigration even before they reached the forefront of British politics. In his “Observations Concerning the Increase of Manking” he argued that the Imperial government ought not to interfere with emigration because those leaving were being naturally replaced. “A Nation well regulated is like a Polypus; take away a Limb, its Place is soon supply'd.” In London, representing the North American colonies, Franklin's </text:span><text:span text:style-name="T19">successful campaign against Hillsborough's anti-emigration initiatives forced the latter to resign from his post as secretary of state for colonies. When it seemed as if Parliament was ready to enact restrictions, Franklin mocked it in the page of the </text:span><text:span text:style-name="T21">Public Advertiser</text:span><text:span text:style-name="T23">, suggesting that the surest way to “put a stop to the emigrations from this country now grown so very fashionable” was to castrate all American men so that potential male immigrants would realize that moving to America would cost them their manhood.</text:span><text:span text:style-name="T23"><text:note text:id="ftn18" text:note-class="footnote"><text:note-citation>18</text:note-citation><text:note-body><text:p text:style-name="Footnote"/></text:note-body></text:note></text:span></text:p>
      <text:p text:style-name="P17"/>
      <text:p text:style-name="P19"><text:span text:style-name="T22">But Franklin did not take the new initiative lightly. He prepared a public response to those calling for a check on emigration to North America and Planned to submit it to the London's </text:span><text:span text:style-name="T20">Public Advertiser</text:span><text:span text:style-name="T22">, which had published an account of the proposed bill on November 17, 1773. In his rebuttal Franklin was as practical as “calling for a Law to stop the Thames, lest its Waters, by what leave it daily at Gravesend, should be quite exhausted.” The real cause of migration was the widespread misery in England and Scotland. The solution should be improving the lot of the people, not turning the British Isles into jails. “God has given to the Beasts of the Forest and to the Beasts of the Air a Right when their subsistence fails in one Country, to migrate into another, where they can get a more comfortable Living; and shall Man be denyed a Privilege enjoyed by Brutes, merely to gratify a few avaricious Landlords?” Franklin, thus, considered the free choice of where to live and work a natural right.</text:span><text:span text:style-name="T22"><text:note text:id="ftn19" text:note-class="footnote"><text:note-citation>19</text:note-citation><text:note-body><text:p text:style-name="Footnote"/></text:note-body></text:note></text:span></text:p>
      <text:p text:style-name="P19"/>
      <text:p text:style-name="P20"><text:span text:style-name="T22">Occasionally Franklin got involved in the direct recruiting of artisans. In 1765, for example, he complained of the “Difficulty here to meet with goog Workmen and sober that [are] willing to go abroad.2 He often complied with requests for introductory letters for industrial immigrants. He asked the prominent Philadelphian Richard Bache to assist a migrating tanner to establish himself in the New World.</text:span><text:span text:style-name="T22"><text:note text:id="ftn20" text:note-class="footnote"><text:note-citation>20</text:note-citation><text:note-body><text:p text:style-name="Footnote"/></text:note-body></text:note></text:span><text:span text:style-name="T22"> In the 1770s he reported to American associates on English and Dutch canal technologies and recommended the recruitment of an experienced engineer to plan and supervise the construction of a canal in Philadelphia. Franklin's most important venture in this field involved the migration of John Hewson, who introduced the British technology of calico printing and bleaching to the colonies. Rumors of Hewson's upcoming move exited the American press. The </text:span><text:span text:style-name="T20">Pennsyvania Gazette</text:span><text:span text:style-name="T22"> reported on January 30, 1772, that “a person who has for many Years been a master in several large manufactories </text:span><text:soft-page-break/><text:span text:style-name="T24">for linen, cotton and Calico printing... intends some Time this month to leave England for America with six Journeymen and all Materials for carrying on the said Business.” The paper added that “unknown to English manufacturers,” Hewson had shipped prohibited machinery to America, and concluded: “A manufactory of this kind will doubtless be encouraged by wellwishers to America.” Two and a half years later Hewson announced in the same paper that he had opened a shop in Philadelphia, which was technologically on a par with the latest British calico printing and bleaching technologies. Franklin actively encouraged Hewson to move to the colonies and after the latter made up his mind, Franklin recommended him to leading men in Philadelphia and New York.</text:span><text:span text:style-name="T24"><text:note text:id="ftn21" text:note-class="footnote"><text:note-citation>21</text:note-citation><text:note-body><text:p text:style-name="Footnote"/></text:note-body></text:note></text:span></text:p>
      <text:p text:style-name="P20"/>
      <text:p text:style-name="P22">Nationalist Republican</text:p>
      <text:p text:style-name="P21"/>
      <text:p text:style-name="P22">To conceive of Ameriocan nation intellectual property on the eighteenth century one had to think first in terms of a collective American identity. More than any other man of his generation, Franklin stands for the best in the burgeoning new nation and its culture. Author of the 1754 Albany plan for intercolonial cooperation during the French and Indian War and supposed originator of the revolutionary call “we all must hang together or we will hang separately,” Franklin searched persistently for continental North American unity throughout his public service career. After the outbreak of <text:span text:style-name="T25">the Revolutionary War, Franklin assumed the role of the nation's preeminent statesman in Europe, the only arena where the United States truly behaved as a collectivity until 1789. He was, in short, the standard bearer of protonationalist consciousness in Ameria</text:span><text:span text:style-name="T25"><text:note text:id="ftn0" text:note-class="footnote"><text:note-citation>22</text:note-citation><text:note-body><text:p text:style-name="Footnote"/></text:note-body></text:note></text:span><text:span text:style-name="T25">.</text:span></text:p>
      <text:p text:style-name="P22"/>
      <text:p text:style-name="P23">Franklin's nationalism, however, evolved in a rather dramatic way. Before he went to London for the second time in 1764 he was an enthusiastic British patriot who followed the ethically exclusive linguistic-based English nationalist model.<text:note text:id="ftn22" text:note-class="footnote"><text:note-citation>23</text:note-citation><text:note-body><text:p text:style-name="Footnote"/></text:note-body></text:note> His “Observations Concerning the Increase of Mankind” is one of the earliest conceptualizations of the North American colonies as a coherent unit. Yet Franklin concluded this short and brilliant social and demographic analysis of the colonies with an ethnic exclusionary outburst: “The Number of purely white People in the World is proportionally very small. All Africa is black or tawny. Asia chiefly tawny. America (exclusive of the new Comers) wholly so. And in Europe, the Spaniards, Italians, French, Russians, and Swedes, are generally of what we call a swarthy complexion; as are the Germans also, the Saxons only excepted who with the English make the principle Body of White People on the Face of the Earth... Perhaps I am partial to the complexion of my Country,” he conceded yet “such partiality os natural to Mankind.”<text:note text:id="ftn23" text:note-class="footnote"><text:note-citation>24</text:note-citation><text:note-body><text:p text:style-name="Footnote"/></text:note-body></text:note> In the next decade and a half the number of German immigrants who flocked to <text:span text:style-name="T1">Pennsylvania Gazette</text:span> translated into German. In the 1760s, however, he joined the Anti-Propriety party, which sought to control German immigration. The 1764 Pennsylvania elections pitted Franklin and his party against the original Quaker proprietors of the colony. Franklin's party stood for English homogeneity while his opponents symbolized the civic inclusiveness of the emerging America by running on its eight-man slate two Germans and one Scots-Irishman.<text:note text:id="ftn24" text:note-class="footnote"><text:note-citation>25</text:note-citation><text:note-body><text:p text:style-name="Footnote"/></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16T08:46:08.927961479</dc:date>
    <dc:creator>Guillermo Lengemann</dc:creator>
    <meta:editing-duration>PT35M48S</meta:editing-duration>
    <meta:editing-cycles>10</meta:editing-cycles>
    <meta:generator>LibreOffice/4.3.1.2$Linux_X86_64 LibreOffice_project/430m0$Build-2</meta:generator>
    <meta:document-statistic meta:table-count="0" meta:image-count="0" meta:object-count="0" meta:page-count="7" meta:paragraph-count="26" meta:word-count="4233" meta:character-count="27463" meta:non-whitespace-character-count="23254"/>
  </office:meta>
</office:document-meta>
</file>